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941cm"/>
    </style:style>
    <style:style style:name="co2" style:family="table-column">
      <style:table-column-properties fo:break-before="auto" style:column-width="9.158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15.903cm"/>
    </style:style>
    <style:style style:name="co5" style:family="table-column">
      <style:table-column-properties fo:break-before="auto" style:column-width="15.0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009cm" fo:break-before="auto" style:use-optimal-row-height="true"/>
    </style:style>
    <style:style style:name="ro3" style:family="table-row">
      <style:table-row-properties style:row-height="0.68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ext-properties style:font-name="Times New Roman" style:font-name-asian="Droid Sans Fallback" style:font-name-complex="Lohit Hindi"/>
    </style:style>
    <style:style style:name="ce5" style:family="table-cell" style:parent-style-name="Default" style:data-style-name="N37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size-asian="13pt" style:font-size-complex="13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5"/>
        </table:table-row>
        <table:table-row table:style-name="ro2">
          <table:table-cell table:style-name="ce1" office:value-type="string">
            <text:p>1. 1. Sprache einfügen:</text:p>
          </table:table-cell>
          <table:table-cell table:style-name="ce1" office:value-type="string">
            <text:p>2. 2. Sprache einfügen:</text:p>
          </table:table-cell>
          <table:table-cell table:style-name="ce1" office:value-type="string">
            <text:p>3. Namen angeben</text:p>
          </table:table-cell>
          <table:table-cell table:style-name="ce5" office:value-type="string">
            <text:p><text:span text:style-name="T1">3. Für Songbeamer: folgendes Kopieren und in Editor(notepad)</text:span></text:p>
            <text:p><text:span text:style-name="T1"><text:s/></text:span><text:span text:style-name="T1">Einfügen und als *.sng speichern („TXT“ mit <text:s/>„Alle Dateien“ ersetzen) </text:span></text:p>
          </table:table-cell>
          <table:table-cell table:style-name="ce5" office:value-type="string">
            <text:p>3. Für OpenLP: folgendes Kopieren und in Editor</text:p>
            <text:p><text:s/>Einfügen und als *.sng speichern <text:span text:style-name="T1">(„TXT“ zu „Alle Dateien“ ändern)</text:span></text:p>
          </table:table-cell>
        </table:table-row>
        <table:table-row table:style-name="ro3">
          <table:table-cell table:number-columns-repeated="2"/>
          <table:table-cell table:style-name="ce2" office:value-type="string">
            <text:p>Deutsch:</text:p>
          </table:table-cell>
          <table:table-cell office:value-type="string">
            <text:p>#LangCount=2</text:p>
          </table:table-cell>
          <table:table-cell office:value-type="string">
            <text:p>#LangCount=2</text:p>
          </table:table-cell>
        </table:table-row>
        <table:table-row table:style-name="ro4">
          <table:table-cell table:number-columns-repeated="2"/>
          <table:table-cell office:value-type="string">
            <text:p>Mein ganzels Leben geb ich dir</text:p>
          </table:table-cell>
          <table:table-cell table:formula="of:=CONCATENATE(&quot;#Title=&quot;;[.C11])" office:value-type="string" office:string-value="#Title=Mein ganzels Leben geb ich dir">
            <text:p>#Title=Mein ganzels Leben geb ich dir</text:p>
          </table:table-cell>
          <table:table-cell office:value-type="string">
            <text:p>#Title=Apfel</text:p>
          </table:table-cell>
        </table:table-row>
        <table:table-row table:style-name="ro3">
          <table:table-cell table:number-columns-repeated="2"/>
          <table:table-cell table:style-name="ce3" office:value-type="string">
            <text:p>Englisch</text:p>
          </table:table-cell>
          <table:table-cell table:formula="of:=CONCATENATE(&quot;#TitleLang2=&quot;;[.C13])" office:value-type="string" office:string-value="#TitleLang2=asfadsf">
            <text:p>#TitleLang2=asfadsf</text:p>
          </table:table-cell>
          <table:table-cell office:value-type="string">
            <text:p>#TitleLang2=Birne</text:p>
          </table:table-cell>
        </table:table-row>
        <table:table-row table:style-name="ro1">
          <table:table-cell office:value-type="string">
            <text:p>Ich gebe dir mein Herz und alles, was ich bin</text:p>
          </table:table-cell>
          <table:table-cell office:value-type="string">
            <text:p>I'm giving You my heart, all that is within</text:p>
          </table:table-cell>
          <table:table-cell office:value-type="string">
            <text:p>asfadsf</text:p>
          </table:table-cell>
          <table:table-cell table:number-columns-repeated="2" office:value-type="string">
            <text:p>---</text:p>
          </table:table-cell>
        </table:table-row>
        <table:table-row table:style-name="ro5">
          <table:table-cell office:value-type="string">
            <text:p>Um deinetwillen, Herr, leg ich alles vor dich hin</text:p>
          </table:table-cell>
          <table:table-cell office:value-type="string">
            <text:p>I lay it all down, for the sake of You my King</text:p>
          </table:table-cell>
          <table:table-cell/>
          <table:table-cell table:style-name="ce4" table:formula="of:=IF(EXACT([.A13];&quot;&quot;);&quot;---&quot;;CONCATENATE([.A13];CHAR(10);[.B13]))" office:value-type="string" office:string-value="Ich gebe dir mein Herz und alles, was ich bin&#10;I'm giving You my heart, all that is within">
            <text:p>Ich gebe dir mein Herz und alles, was ich bin<text:line-break/>I'm giving You my heart, all that is within</text:p>
          </table:table-cell>
          <table:table-cell table:formula="of:=IF(EXACT([.A13];&quot;&quot;);&quot;---&quot;;CONCATENATE([.A13];CHAR(10);&quot;{it}{y}&quot;;[.B13];&quot;{/y}{/it}&quot;))" office:value-type="string" office:string-value="Ich gebe dir mein Herz und alles, was ich bin&#10;{it}{y}I'm giving You my heart, all that is within{/y}{/it}">
            <text:p>Ich gebe dir mein Herz und alles, was ich bin<text:line-break/>{it}{y}I'm giving You my heart, all that is within{/y}{/it}</text:p>
          </table:table-cell>
        </table:table-row>
        <table:table-row table:style-name="ro5">
          <table:table-cell office:value-type="string">
            <text:p>Das, was ich mir erträum, was meine Rechte wär’n</text:p>
          </table:table-cell>
          <table:table-cell office:value-type="string">
            <text:p>I'm giving You my dreams, laying down my rights</text:p>
          </table:table-cell>
          <table:table-cell/>
          <table:table-cell table:style-name="ce4" table:formula="of:=IF(EXACT([.A14];&quot;&quot;);&quot;---&quot;;CONCATENATE([.A14];CHAR(10);[.B14]))" office:value-type="string" office:string-value="Um deinetwillen, Herr, leg ich alles vor dich hin&#10;I lay it all down, for the sake of You my King">
            <text:p>Um deinetwillen, Herr, leg ich alles vor dich hin<text:line-break/>I lay it all down, for the sake of You my King</text:p>
          </table:table-cell>
          <table:table-cell table:formula="of:=IF(EXACT([.A14];&quot;&quot;);&quot;---&quot;;CONCATENATE([.A14];CHAR(10);&quot;{it}{y}&quot;;[.B14];&quot;{/y}{/it}&quot;))" office:value-type="string" office:string-value="Um deinetwillen, Herr, leg ich alles vor dich hin&#10;{it}{y}I lay it all down, for the sake of You my King{/y}{/it}">
            <text:p>Um deinetwillen, Herr, leg ich alles vor dich hin<text:line-break/>{it}{y}I lay it all down, for the sake of You my King{/y}{/it}</text:p>
          </table:table-cell>
        </table:table-row>
        <table:table-row table:style-name="ro5">
          <table:table-cell office:value-type="string">
            <text:p>Ich gebe alles auf für ein neues Leben, Herr</text:p>
          </table:table-cell>
          <table:table-cell office:value-type="string">
            <text:p>I'm giving up my pride, for the promise of new life*</text:p>
          </table:table-cell>
          <table:table-cell/>
          <table:table-cell table:style-name="ce4" table:formula="of:=IF(EXACT([.A15];&quot;&quot;);&quot;---&quot;;CONCATENATE([.A15];CHAR(10);[.B15]))" office:value-type="string" office:string-value="Das, was ich mir erträum, was meine Rechte wär’n&#10;I'm giving You my dreams, laying down my rights">
            <text:p>Das, was ich mir erträum, was meine Rechte wär’n<text:line-break/>I'm giving You my dreams, laying down my rights</text:p>
          </table:table-cell>
          <table:table-cell table:formula="of:=IF(EXACT([.A15];&quot;&quot;);&quot;---&quot;;CONCATENATE([.A15];CHAR(10);&quot;{it}{y}&quot;;[.B15];&quot;{/y}{/it}&quot;))" office:value-type="string" office:string-value="Das, was ich mir erträum, was meine Rechte wär’n&#10;{it}{y}I'm giving You my dreams, laying down my rights{/y}{/it}">
            <text:p>Das, was ich mir erträum, was meine Rechte wär’n<text:line-break/>{it}{y}I'm giving You my dreams, laying down my rights{/y}{/it}</text:p>
          </table:table-cell>
        </table:table-row>
        <table:table-row table:style-name="ro5">
          <table:table-cell table:number-columns-repeated="2"/>
          <table:table-cell/>
          <table:table-cell table:style-name="ce4" table:formula="of:=IF(EXACT([.A16];&quot;&quot;);&quot;---&quot;;CONCATENATE([.A16];CHAR(10);[.B16]))" office:value-type="string" office:string-value="Ich gebe alles auf für ein neues Leben, Herr&#10;I'm giving up my pride, for the promise of new life*">
            <text:p>Ich gebe alles auf für ein neues Leben, Herr<text:line-break/>I'm giving up my pride, for the promise of new life*</text:p>
          </table:table-cell>
          <table:table-cell table:formula="of:=IF(EXACT([.A16];&quot;&quot;);&quot;---&quot;;CONCATENATE([.A16];CHAR(10);&quot;{it}{y}&quot;;[.B16];&quot;{/y}{/it}&quot;))" office:value-type="string" office:string-value="Ich gebe alles auf für ein neues Leben, Herr&#10;{it}{y}I'm giving up my pride, for the promise of new life*{/y}{/it}">
            <text:p>Ich gebe alles auf für ein neues Leben, Herr<text:line-break/>{it}{y}I'm giving up my pride, for the promise of new life*{/y}{/it}</text:p>
          </table:table-cell>
        </table:table-row>
        <table:table-row table:style-name="ro4">
          <table:table-cell office:value-type="string">
            <text:p>Mein gan-zes Leben geb ich dir, geb ich dir</text:p>
          </table:table-cell>
          <table:table-cell office:value-type="string">
            <text:p>And I surrender all to You, all to You</text:p>
          </table:table-cell>
          <table:table-cell/>
          <table:table-cell table:style-name="ce4" table:formula="of:=IF(EXACT([.A17];&quot;&quot;);&quot;---&quot;;CONCATENATE([.A17];CHAR(10);[.B17]))" office:value-type="string" office:string-value="---">
            <text:p>---</text:p>
          </table:table-cell>
          <table:table-cell table:formula="of:=IF(EXACT([.A17];&quot;&quot;);&quot;---&quot;;CONCATENATE([.A17];CHAR(10);&quot;{it}{y}&quot;;[.B17];&quot;{/y}{/it}&quot;))" office:value-type="string" office:string-value="---">
            <text:p>---</text:p>
          </table:table-cell>
        </table:table-row>
        <table:table-row table:style-name="ro5">
          <table:table-cell office:value-type="string">
            <text:p>Mein gan-zes Leben geb ich dir, geb ich dir</text:p>
          </table:table-cell>
          <table:table-cell office:value-type="string">
            <text:p>And I surrender all to You, all to You</text:p>
          </table:table-cell>
          <table:table-cell/>
          <table:table-cell table:style-name="ce4" table:formula="of:=IF(EXACT([.A18];&quot;&quot;);&quot;---&quot;;CONCATENATE([.A18];CHAR(10);[.B18]))" office:value-type="string" office:string-value="Mein gan-zes Leben geb ich dir, geb ich dir&#10;And I surrender all to You, all to You">
            <text:p>Mein gan-zes Leben geb ich dir, geb ich dir<text:line-break/>And I surrender all to You, all to You</text:p>
          </table:table-cell>
          <table:table-cell table:formula="of:=IF(EXACT([.A18];&quot;&quot;);&quot;---&quot;;CONCATENATE([.A18];CHAR(10);&quot;{it}{y}&quot;;[.B18];&quot;{/y}{/it}&quot;))" office:value-type="string" office:string-value="Mein gan-zes Leben geb ich dir, geb ich dir&#10;{it}{y}And I surrender all to You, all to You{/y}{/it}">
            <text:p>Mein gan-zes Leben geb ich dir, geb ich dir<text:line-break/>{it}{y}And I surrender all to You, all to You{/y}{/it}</text:p>
          </table:table-cell>
        </table:table-row>
        <table:table-row table:style-name="ro5">
          <table:table-cell table:number-columns-repeated="2"/>
          <table:table-cell/>
          <table:table-cell table:style-name="ce4" table:formula="of:=IF(EXACT([.A19];&quot;&quot;);&quot;---&quot;;CONCATENATE([.A19];CHAR(10);[.B19]))" office:value-type="string" office:string-value="Mein gan-zes Leben geb ich dir, geb ich dir&#10;And I surrender all to You, all to You">
            <text:p>Mein gan-zes Leben geb ich dir, geb ich dir<text:line-break/>And I surrender all to You, all to You</text:p>
          </table:table-cell>
          <table:table-cell table:formula="of:=IF(EXACT([.A19];&quot;&quot;);&quot;---&quot;;CONCATENATE([.A19];CHAR(10);&quot;{it}{y}&quot;;[.B19];&quot;{/y}{/it}&quot;))" office:value-type="string" office:string-value="Mein gan-zes Leben geb ich dir, geb ich dir&#10;{it}{y}And I surrender all to You, all to You{/y}{/it}">
            <text:p>Mein gan-zes Leben geb ich dir, geb ich dir<text:line-break/>{it}{y}And I surrender all to You, all to You{/y}{/it}</text:p>
          </table:table-cell>
        </table:table-row>
        <table:table-row table:style-name="ro4">
          <table:table-cell office:value-type="string">
            <text:p>Ich sing dir dieses Lied. Ich warte vor dem Kreuz</text:p>
          </table:table-cell>
          <table:table-cell office:value-type="string">
            <text:p>I'm singing You this song, I'm waiting at the cross</text:p>
          </table:table-cell>
          <table:table-cell/>
          <table:table-cell table:style-name="ce4" table:formula="of:=IF(EXACT([.A20];&quot;&quot;);&quot;---&quot;;CONCATENATE([.A20];CHAR(10);[.B20]))" office:value-type="string" office:string-value="---">
            <text:p>---</text:p>
          </table:table-cell>
          <table:table-cell table:formula="of:=IF(EXACT([.A20];&quot;&quot;);&quot;---&quot;;CONCATENATE([.A20];CHAR(10);&quot;{it}{y}&quot;;[.B20];&quot;{/y}{/it}&quot;))" office:value-type="string" office:string-value="---">
            <text:p>---</text:p>
          </table:table-cell>
        </table:table-row>
        <table:table-row table:style-name="ro5">
          <table:table-cell office:value-type="string">
            <text:p>Und was die Welt sich wünscht, verliert all seinen Reiz</text:p>
          </table:table-cell>
          <table:table-cell office:value-type="string">
            <text:p>And alll the world holds dear, I count it all as loss</text:p>
          </table:table-cell>
          <table:table-cell/>
          <table:table-cell table:style-name="ce4" table:formula="of:=IF(EXACT([.A21];&quot;&quot;);&quot;---&quot;;CONCATENATE([.A21];CHAR(10);[.B21]))" office:value-type="string" office:string-value="Ich sing dir dieses Lied. Ich warte vor dem Kreuz&#10;I'm singing You this song, I'm waiting at the cross">
            <text:p>Ich sing dir dieses Lied. Ich warte vor dem Kreuz<text:line-break/>I'm singing You this song, I'm waiting at the cross</text:p>
          </table:table-cell>
          <table:table-cell table:formula="of:=IF(EXACT([.A21];&quot;&quot;);&quot;---&quot;;CONCATENATE([.A21];CHAR(10);&quot;{it}{y}&quot;;[.B21];&quot;{/y}{/it}&quot;))" office:value-type="string" office:string-value="Ich sing dir dieses Lied. Ich warte vor dem Kreuz&#10;{it}{y}I'm singing You this song, I'm waiting at the cross{/y}{/it}">
            <text:p>Ich sing dir dieses Lied. Ich warte vor dem Kreuz<text:line-break/>{it}{y}I'm singing You this song, I'm waiting at the cross{/y}{/it}</text:p>
          </table:table-cell>
        </table:table-row>
        <table:table-row table:style-name="ro5">
          <table:table-cell office:value-type="string">
            <text:p>Ich will dich kennen, Herr, und deine Herrlichkeit</text:p>
          </table:table-cell>
          <table:table-cell office:value-type="string">
            <text:p>For the sake of knowing You, for the glory of Your name</text:p>
          </table:table-cell>
          <table:table-cell/>
          <table:table-cell table:style-name="ce4" table:formula="of:=IF(EXACT([.A22];&quot;&quot;);&quot;---&quot;;CONCATENATE([.A22];CHAR(10);[.B22]))" office:value-type="string" office:string-value="Und was die Welt sich wünscht, verliert all seinen Reiz&#10;And alll the world holds dear, I count it all as loss">
            <text:p>Und was die Welt sich wünscht, verliert all seinen Reiz<text:line-break/>And alll the world holds dear, I count it all as loss</text:p>
          </table:table-cell>
          <table:table-cell table:formula="of:=IF(EXACT([.A22];&quot;&quot;);&quot;---&quot;;CONCATENATE([.A22];CHAR(10);&quot;{it}{y}&quot;;[.B22];&quot;{/y}{/it}&quot;))" office:value-type="string" office:string-value="Und was die Welt sich wünscht, verliert all seinen Reiz&#10;{it}{y}And alll the world holds dear, I count it all as loss{/y}{/it}">
            <text:p>Und was die Welt sich wünscht, verliert all seinen Reiz<text:line-break/>{it}{y}And alll the world holds dear, I count it all as loss{/y}{/it}</text:p>
          </table:table-cell>
        </table:table-row>
        <table:table-row table:style-name="ro5">
          <table:table-cell office:value-type="string">
            <text:p>die Freude die du teilst, sogar in deinem Leid</text:p>
          </table:table-cell>
          <table:table-cell office:value-type="string">
            <text:p>To know the lasting joy, even sharing in Your pain</text:p>
          </table:table-cell>
          <table:table-cell/>
          <table:table-cell table:style-name="ce4" table:formula="of:=IF(EXACT([.A23];&quot;&quot;);&quot;---&quot;;CONCATENATE([.A23];CHAR(10);[.B23]))" office:value-type="string" office:string-value="Ich will dich kennen, Herr, und deine Herrlichkeit&#10;For the sake of knowing You, for the glory of Your name">
            <text:p>Ich will dich kennen, Herr, und deine Herrlichkeit<text:line-break/>For the sake of knowing You, for the glory of Your name</text:p>
          </table:table-cell>
          <table:table-cell table:formula="of:=IF(EXACT([.A23];&quot;&quot;);&quot;---&quot;;CONCATENATE([.A23];CHAR(10);&quot;{it}{y}&quot;;[.B23];&quot;{/y}{/it}&quot;))" office:value-type="string" office:string-value="Ich will dich kennen, Herr, und deine Herrlichkeit&#10;{it}{y}For the sake of knowing You, for the glory of Your name{/y}{/it}">
            <text:p>Ich will dich kennen, Herr, und deine Herrlichkeit<text:line-break/>{it}{y}For the sake of knowing You, for the glory of Your name{/y}{/it}</text:p>
          </table:table-cell>
        </table:table-row>
        <table:table-row table:style-name="ro5">
          <table:table-cell table:number-columns-repeated="2"/>
          <table:table-cell/>
          <table:table-cell table:style-name="ce4" table:formula="of:=IF(EXACT([.A24];&quot;&quot;);&quot;---&quot;;CONCATENATE([.A24];CHAR(10);[.B24]))" office:value-type="string" office:string-value="die Freude die du teilst, sogar in deinem Leid&#10;To know the lasting joy, even sharing in Your pain">
            <text:p>die Freude die du teilst, sogar in deinem Leid<text:line-break/>To know the lasting joy, even sharing in Your pain</text:p>
          </table:table-cell>
          <table:table-cell table:formula="of:=IF(EXACT([.A24];&quot;&quot;);&quot;---&quot;;CONCATENATE([.A24];CHAR(10);&quot;{it}{y}&quot;;[.B24];&quot;{/y}{/it}&quot;))" office:value-type="string" office:string-value="die Freude die du teilst, sogar in deinem Leid&#10;{it}{y}To know the lasting joy, even sharing in Your pain{/y}{/it}">
            <text:p>die Freude die du teilst, sogar in deinem Leid<text:line-break/>{it}{y}To know the lasting joy, even sharing in Your pain{/y}{/it}</text:p>
          </table:table-cell>
        </table:table-row>
        <table:table-row table:style-name="ro1">
          <table:table-cell table:number-columns-repeated="2"/>
          <table:table-cell/>
          <table:table-cell table:style-name="ce4" table:formula="of:=IF(EXACT([.A25];&quot;&quot;);&quot;---&quot;;CONCATENATE([.A25];CHAR(10);[.B25]))" office:value-type="string" office:string-value="---">
            <text:p>---</text:p>
          </table:table-cell>
          <table:table-cell table:formula="of:=IF(EXACT([.A25];&quot;&quot;);&quot;---&quot;;CONCATENATE([.A25];CHAR(10);&quot;{it}{y}&quot;;[.B25];&quot;{/y}{/it}&quot;))" office:value-type="string" office:string-value="---">
            <text:p>---</text:p>
          </table:table-cell>
        </table:table-row>
        <table:table-row table:style-name="ro1">
          <table:table-cell table:number-columns-repeated="3"/>
          <table:table-cell table:style-name="ce4" table:formula="of:=IF(EXACT([.A26];&quot;&quot;);&quot;---&quot;;CONCATENATE([.A26];CHAR(10);[.B26]))" office:value-type="string" office:string-value="---">
            <text:p>---</text:p>
          </table:table-cell>
          <table:table-cell table:formula="of:=IF(EXACT([.A26];&quot;&quot;);&quot;---&quot;;CONCATENATE([.A26];CHAR(10);&quot;{it}{y}&quot;;[.B26];&quot;{/y}{/it}&quot;))" office:value-type="string" office:string-value="---">
            <text:p>---</text:p>
          </table:table-cell>
        </table:table-row>
        <table:table-row table:style-name="ro1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368">
          <table:table-cell table:number-columns-repeated="5"/>
        </table:table-row>
        <table:table-row table:style-name="ro1" table:number-rows-repeated="10481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6" table:default-cell-style-name="Default"/>
        <table:table-row table:style-name="ro6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Schilling</meta:initial-creator>
    <meta:creation-date>2013-11-12T17:42:41</meta:creation-date>
    <meta:generator>LibreOffice/3.5$Linux_x86 LibreOffice_project/350m1$Build-2</meta:generator>
    <dc:date>2013-11-13T15:06:37</dc:date>
    <dc:creator>raphael Schilling</dc:creator>
    <meta:editing-duration>PT37M4S</meta:editing-duration>
    <meta:editing-cycles>4</meta:editing-cycles>
    <meta:document-statistic meta:table-count="3" meta:cell-count="7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C$23"

dispatcher.executeDispatch(document, ".uno:GoToCell", "", 0, args1())

rem ----------------------------------------------------------------------
dim args2(0) as new com.sun.star.beans.PropertyValue
args2(0).Name = "StringName"
args2(0).Value = "a"

dispatcher.executeDispatch(document, ".uno:EnterString", "", 0, args2())

rem ----------------------------------------------------------------------
dispatcher.executeDispatch(document, ".uno:JumpToNextCell", "", 0, Array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a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a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0) as new com.sun.star.beans.PropertyValue
args9(0).Name = "StringName"
args9(0).Value = "a"

dispatcher.executeDispatch(document, ".uno:EnterString", "", 0, args9())

rem ----------------------------------------------------------------------
dim args10(0) as new com.sun.star.beans.PropertyValue
args10(0).Name = "Sel"
args10(0).Value = false

dispatcher.executeDispatch(document, ".uno:GoToStartOfRow", "", 0, args10())

rem ----------------------------------------------------------------------
dispatcher.executeDispatch(document, ".uno:JumpToNextCell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